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4346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1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0" style:family="table-cell" style:parent-style-name="Default">
      <style:text-properties fo:color="#ff0000" fo:font-size="9pt"/>
    </style:style>
    <style:style style:name="ce151" style:family="table-cell" style:parent-style-name="Default">
      <style:text-properties style:use-window-font-color="true" fo:font-size="9pt"/>
    </style:style>
    <style:style style:name="ce152" style:family="table-cell" style:parent-style-name="Default">
      <style:table-cell-properties fo:border="0.0008in solid #000000"/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5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/>
      <style:text-properties fo:color="#ff0000" fo:font-size="9pt"/>
    </style:style>
    <style:style style:name="ce166" style:family="table-cell" style:parent-style-name="Default">
      <style:text-properties style:font-name="Arial" fo:font-size="10pt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fo:font-size="12pt" fo:font-weight="bold"/>
    </style:style>
    <style:style style:name="ce17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Arial" style:font-name-asian="Arial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0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1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3">
            <text:p>2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/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</text:span><text:span text:style-name="T4">44 </text:span></text:p>
            <text:p><text:span text:style-name="T4">PORTAL-37</text:span><text:span text:style-name="T4">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/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2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2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1" table:style-name="ta1" table:print="false">
        <office:forms form:automatic-focus="false" form:apply-design-mode="false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6">
          <table:table-cell table:style-name="ce61" office:value-type="float" office:value="1">
            <text:p>1.00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1.00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1.00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9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8"/>
          <table:table-cell table:style-name="ce62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25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6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6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6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5" office:value-type="string">
            <text:p>Total Main Cases:</text:p>
          </table:table-cell>
          <table:table-cell table:style-name="ce70" table:formula="oooc:=MAX([.A7:.A859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6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6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20">
          <table:table-cell table:style-name="ce61" office:value-type="float" office:value="1">
            <text:p>1.00</text:p>
          </table:table-cell>
          <table:table-cell table:style-name="ce47" office:value-type="string">
            <text:p>CCP-314</text:p>
          </table:table-cell>
          <table:table-cell table:style-name="ce72" office:value-type="float" office:value="1">
            <text:p>1.00</text:p>
          </table:table-cell>
          <table:table-cell table:style-name="ce47" office:value-type="string">
            <text:p>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7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2" table:number-columns-repeated="235"/>
          <table:table-cell table:style-name="ce91" table:number-columns-repeated="9"/>
        </table:table-row>
        <table:table-row table:style-name="ro10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7"/>
          <table:table-cell table:style-name="ce87"/>
          <table:table-cell table:style-name="ce162" table:number-columns-repeated="235"/>
          <table:table-cell table:style-name="ce91" table:number-columns-repeated="9"/>
        </table:table-row>
        <table:table-row table:style-name="ro10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7"/>
          <table:table-cell table:style-name="ce87"/>
          <table:table-cell table:style-name="ce162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7" office:value-type="string">
            <text:p>CCP-51</text:p>
          </table:table-cell>
          <table:table-cell table:style-name="ce72" office:value-type="float" office:value="1">
            <text:p>1.00</text:p>
          </table:table-cell>
          <table:table-cell table:style-name="ce47" office:value-type="string">
            <text:p>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8" office:value-type="string">
            <text:p>Login Page: HTTP 404, when clickin twice on "Connection Button" </text:p>
          </table:table-cell>
          <table:table-cell table:style-name="ce87"/>
          <table:table-cell table:style-name="ce163" table:number-columns-repeated="235"/>
          <table:table-cell table:style-name="ce166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7" office:value-type="string">
            <text:p>CCP-366</text:p>
          </table:table-cell>
          <table:table-cell table:style-name="ce72" office:value-type="float" office:value="1">
            <text:p>1.00</text:p>
          </table:table-cell>
          <table:table-cell table:style-name="ce47" office:value-type="string">
            <text:p>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59"/>
          <table:table-cell table:style-name="ce87"/>
          <table:table-cell table:style-name="ce163" table:number-columns-repeated="235"/>
          <table:table-cell table:style-name="ce166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47" office:value-type="string">
            <text:p>CCP-394</text:p>
          </table:table-cell>
          <table:table-cell table:style-name="ce72" office:value-type="float" office:value="1">
            <text:p>1.00</text:p>
          </table:table-cell>
          <table:table-cell table:style-name="ce47" office:value-type="string">
            <text:p>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3" office:value-type="string">
            <text:p>Step 1: Show form to check madatory field</text:p>
          </table:table-cell>
          <table:table-cell table:style-name="ce123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6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0" office:value-type="string">
            <text:p>The mandatory icon sometimes at the bottom</text:p>
          </table:table-cell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17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5.00</text:p>
          </table:table-cell>
          <table:table-cell table:style-name="ce47" office:value-type="string">
            <text:p>CCP-394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47" office:value-type="string">
            <text:p>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3" office:value-type="string">
            <text:p>Step 1: Show add new group form</text:p>
          </table:table-cell>
          <table:table-cell table:style-name="ce123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3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0" office:value-type="string">
            <text:p>Max length of Group label is limited to 30 characters</text:p>
          </table:table-cell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21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4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47" office:value-type="string">
            <text:p>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3" office:value-type="string">
            <text:p>Step 2: Check max length of Group label field</text:p>
          </table:table-cell>
          <table:table-cell table:style-name="ce123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6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21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6.00</text:p>
          </table:table-cell>
          <table:table-cell table:style-name="ce47" office:value-type="string">
            <text:p>CCP-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47" office:value-type="string">
            <text:p>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3" office:value-type="string">
            <text:p>Step 1: Change language</text:p>
          </table:table-cell>
          <table:table-cell table:style-name="ce123" office:value-type="string">
            <text:p>Go to Language Setting &amp; select 1 language to display</text:p>
          </table:table-cell>
          <table:table-cell table:style-name="ce123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0" office:value-type="string">
            <text:p>The message labels ("Error", "Warning" and "Info") cannot be localized</text:p>
          </table:table-cell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21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47" office:value-type="string">
            <text:p>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3" office:value-type="string">
            <text:p>Step 2: Show message popup</text:p>
          </table:table-cell>
          <table:table-cell table:style-name="ce123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6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22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22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1"/>
          <table:table-cell table:style-name="ce124"/>
          <table:table-cell table:style-name="ce125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2"/>
          <table:table-cell table:style-name="ce124"/>
          <table:table-cell table:style-name="ce129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2"/>
          <table:table-cell table:style-name="ce124"/>
          <table:table-cell table:style-name="ce129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1"/>
          <table:table-cell table:style-name="ce124"/>
          <table:table-cell table:style-name="ce125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2"/>
          <table:table-cell table:style-name="ce124"/>
          <table:table-cell table:style-name="ce120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2"/>
          <table:table-cell table:style-name="ce124"/>
          <table:table-cell table:style-name="ce129"/>
          <table:table-cell table:style-name="ce128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3"/>
          <table:table-cell table:style-name="ce125" table:number-columns-repeated="2"/>
          <table:table-cell table:style-name="ce128"/>
          <table:table-cell table:style-name="ce84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4"/>
          <table:table-cell table:style-name="ce125"/>
          <table:table-cell table:style-name="ce120"/>
          <table:table-cell table:style-name="ce128"/>
          <table:table-cell table:style-name="ce84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4"/>
          <table:table-cell table:style-name="ce125"/>
          <table:table-cell table:style-name="ce120"/>
          <table:table-cell table:style-name="ce128"/>
          <table:table-cell table:style-name="ce84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5"/>
          <table:table-cell table:style-name="ce125"/>
          <table:table-cell table:style-name="ce120"/>
          <table:table-cell table:style-name="ce128"/>
          <table:table-cell table:style-name="ce84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5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9"/>
          <table:table-cell table:style-name="ce126"/>
          <table:table-cell table:style-name="ce130"/>
          <table:table-cell table:style-name="ce115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/>
          <table:table-cell table:style-name="ce126"/>
          <table:table-cell table:style-name="ce131"/>
          <table:table-cell table:style-name="ce115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/>
          <table:table-cell table:style-name="ce126"/>
          <table:table-cell table:style-name="ce131"/>
          <table:table-cell table:style-name="ce115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/>
          <table:table-cell table:style-name="ce126"/>
          <table:table-cell table:style-name="ce132"/>
          <table:table-cell table:style-name="ce115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5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2"/>
          <table:table-cell table:style-name="ce143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2"/>
          <table:table-cell table:style-name="ce143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2"/>
          <table:table-cell table:style-name="ce143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4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4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4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9"/>
          <table:table-cell table:style-name="ce110"/>
          <table:table-cell table:style-name="ce133"/>
          <table:table-cell table:style-name="ce115"/>
          <table:table-cell table:style-name="ce139"/>
          <table:table-cell table:style-name="ce145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 table:number-columns-repeated="2"/>
          <table:table-cell table:style-name="ce133"/>
          <table:table-cell table:style-name="ce115"/>
          <table:table-cell table:style-name="ce139"/>
          <table:table-cell table:style-name="ce145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9"/>
          <table:table-cell table:style-name="ce110"/>
          <table:table-cell table:style-name="ce134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 table:number-columns-repeated="2"/>
          <table:table-cell table:style-name="ce133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 table:number-columns-repeated="2"/>
          <table:table-cell table:style-name="ce133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 table:number-columns-repeated="3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2"/>
          <table:table-cell table:style-name="ce113"/>
          <table:table-cell table:style-name="ce134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3" table:number-columns-repeated="2"/>
          <table:table-cell table:style-name="ce135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3" table:number-columns-repeated="2"/>
          <table:table-cell table:style-name="ce135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4"/>
          <table:table-cell table:style-name="ce125"/>
          <table:table-cell table:style-name="ce120"/>
          <table:table-cell table:style-name="ce128"/>
          <table:table-cell table:style-name="ce139"/>
          <table:table-cell table:style-name="ce147" table:number-columns-repeated="3"/>
          <table:table-cell table:style-name="ce148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5" table:number-columns-repeated="3"/>
          <table:table-cell table:style-name="ce117"/>
          <table:table-cell table:style-name="ce139"/>
          <table:table-cell table:style-name="ce147" table:number-columns-repeated="3"/>
          <table:table-cell table:style-name="ce148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5" table:number-columns-repeated="3"/>
          <table:table-cell table:style-name="ce117"/>
          <table:table-cell table:style-name="ce139"/>
          <table:table-cell table:style-name="ce147" table:number-columns-repeated="3"/>
          <table:table-cell table:style-name="ce148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6"/>
          <table:table-cell table:style-name="ce127"/>
          <table:table-cell table:style-name="ce108"/>
          <table:table-cell table:style-name="ce138"/>
          <table:table-cell table:style-name="ce139"/>
          <table:table-cell table:style-name="ce148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7" table:number-columns-repeated="3"/>
          <table:table-cell table:style-name="ce115"/>
          <table:table-cell table:style-name="ce139"/>
          <table:table-cell table:style-name="ce149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4"/>
          <table:table-cell table:style-name="ce115"/>
          <table:table-cell table:style-name="ce108"/>
          <table:table-cell table:style-name="ce128"/>
          <table:table-cell table:style-name="ce139"/>
          <table:table-cell table:style-name="ce149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49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4"/>
          <table:table-cell table:style-name="ce115"/>
          <table:table-cell table:style-name="ce108"/>
          <table:table-cell table:style-name="ce128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4"/>
          <table:table-cell table:style-name="ce115"/>
          <table:table-cell table:style-name="ce108"/>
          <table:table-cell table:style-name="ce128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8"/>
          <table:table-cell table:style-name="ce118"/>
          <table:table-cell table:style-name="ce125"/>
          <table:table-cell table:style-name="ce108"/>
          <table:table-cell table:style-name="ce128"/>
          <table:table-cell table:style-name="ce139"/>
          <table:table-cell table:style-name="ce152"/>
          <table:table-cell table:style-name="ce15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9"/>
          <table:table-cell table:style-name="ce125"/>
          <table:table-cell table:style-name="ce120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20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20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8"/>
          <table:table-cell table:style-name="ce121"/>
          <table:table-cell table:style-name="ce128"/>
          <table:table-cell table:style-name="ce122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8"/>
          <table:table-cell table:style-name="ce122"/>
          <table:table-cell table:style-name="ce128"/>
          <table:table-cell table:style-name="ce122"/>
          <table:table-cell table:style-name="ce128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8"/>
          <table:table-cell table:style-name="ce122"/>
          <table:table-cell table:style-name="ce128"/>
          <table:table-cell table:style-name="ce120"/>
          <table:table-cell table:style-name="ce122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9"/>
          <table:table-cell table:style-name="ce125"/>
          <table:table-cell table:style-name="ce120"/>
          <table:table-cell table:style-name="ce128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08"/>
          <table:table-cell table:style-name="ce128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08"/>
          <table:table-cell table:style-name="ce128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9"/>
          <table:table-cell table:style-name="ce125"/>
          <table:table-cell table:style-name="ce108"/>
          <table:table-cell table:style-name="ce128"/>
          <table:table-cell table:style-name="ce139"/>
          <table:table-cell table:style-name="ce155"/>
          <table:table-cell table:style-name="ce161" table:number-columns-repeated="221"/>
          <table:table-cell table:style-name="ce165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20"/>
          <table:table-cell table:style-name="ce128"/>
          <table:table-cell table:style-name="ce139"/>
          <table:table-cell table:style-name="ce155"/>
          <table:table-cell table:style-name="ce161" table:number-columns-repeated="221"/>
          <table:table-cell table:style-name="ce165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20"/>
          <table:table-cell table:style-name="ce128"/>
          <table:table-cell table:style-name="ce139"/>
          <table:table-cell table:style-name="ce155"/>
          <table:table-cell table:style-name="ce161" table:number-columns-repeated="221"/>
          <table:table-cell table:style-name="ce165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9"/>
          <table:table-cell table:style-name="ce125"/>
          <table:table-cell table:style-name="ce120"/>
          <table:table-cell table:style-name="ce128"/>
          <table:table-cell table:style-name="ce139"/>
          <table:table-cell table:style-name="ce156"/>
          <table:table-cell table:style-name="ce142" table:number-columns-repeated="2"/>
          <table:table-cell table:style-name="ce143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20" table:number-columns-repeated="3"/>
          <table:table-cell table:style-name="ce128"/>
          <table:table-cell table:style-name="ce139"/>
          <table:table-cell table:style-name="ce156"/>
          <table:table-cell table:style-name="ce142" table:number-columns-repeated="2"/>
          <table:table-cell table:style-name="ce143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9"/>
          <table:table-cell table:style-name="ce125"/>
          <table:table-cell table:style-name="ce108"/>
          <table:table-cell table:style-name="ce128"/>
          <table:table-cell table:style-name="ce139"/>
          <table:table-cell table:style-name="ce156"/>
          <table:table-cell table:style-name="ce142" table:number-columns-repeated="2"/>
          <table:table-cell table:style-name="ce143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20"/>
          <table:table-cell table:style-name="ce125" table:number-columns-repeated="3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20"/>
          <table:table-cell table:style-name="ce125" table:number-columns-repeated="3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150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office:forms form:automatic-focus="false" form:apply-design-mode="false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1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1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1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ooc:=MAX([.A7:.A964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1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1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1.00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21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20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21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20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20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0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5.00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17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6.00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7.00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21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8.00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0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9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9.00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8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21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10.0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20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0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8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12.00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1_6_7" table:style-name="ta1" table:print="false">
        <office:forms form:automatic-focus="false" form:apply-design-mode="false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5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7">
          <table:table-cell table:style-name="ce61" office:value-type="float" office:value="1">
            <text:p>1.00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6">- Click Edit </text:span><text:span text:style-name="T6">icon at the </text:span><text:span text:style-name="T6">second </text:span><text:span text:style-name="T6">container &amp; </text:span><text:span text:style-name="T6">input 70% for </text:span><text:span text:style-name="T6">Width then </text:span><text:span text:style-name="T6">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21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21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7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9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8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20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8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1.00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20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8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7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/>
          <table:table-cell table:style-name="ce50"/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1"/>
        <table:table-column table:style-name="co36" table:default-cell-style-name="ce171"/>
        <table:table-column table:style-name="co27" table:default-cell-style-name="ce171"/>
        <table:table-column table:style-name="co37" table:default-cell-style-name="ce171"/>
        <table:table-column table:style-name="co38" table:number-columns-repeated="2" table:default-cell-style-name="ce171"/>
        <table:table-column table:style-name="co39" table:number-columns-repeated="245" table:default-cell-style-name="ce171"/>
        <table:table-column table:style-name="co39" table:number-columns-repeated="4" table:default-cell-style-name="Default"/>
        <table:table-column table:style-name="co12" table:default-cell-style-name="Default"/>
        <table:table-row table:style-name="ro24">
          <table:table-cell table:style-name="ce167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7"/>
          <table:covered-table-cell table:style-name="ce175"/>
          <table:table-cell table:style-name="ce175"/>
          <table:table-cell table:style-name="ce174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4">
          <table:covered-table-cell table:number-columns-repeated="3" table:style-name="ce168"/>
          <table:covered-table-cell table:style-name="ce175"/>
          <table:table-cell table:style-name="ce175"/>
          <table:covered-table-cell table:style-name="ce178"/>
          <table:table-cell table:style-name="Default" table:number-columns-repeated="245"/>
          <table:table-cell table:number-columns-repeated="5"/>
        </table:table-row>
        <table:table-row table:style-name="ro25">
          <table:table-cell table:style-name="ce169" office:value-type="string">
            <text:p>Id</text:p>
          </table:table-cell>
          <table:table-cell table:style-name="ce169" office:value-type="string">
            <text:p>Product</text:p>
          </table:table-cell>
          <table:table-cell table:style-name="ce174" office:value-type="string">
            <text:p>Functionality</text:p>
          </table:table-cell>
          <table:table-cell table:style-name="ce174" office:value-type="string">
            <text:p>Bug summary</text:p>
          </table:table-cell>
          <table:table-cell table:style-name="ce174" office:value-type="string">
            <text:p>Product bugID</text:p>
          </table:table-cell>
          <table:covered-table-cell table:style-name="ce178"/>
          <table:table-cell table:style-name="Default" table:number-columns-repeated="245"/>
          <table:table-cell table:number-columns-repeated="5"/>
        </table:table-row>
        <table:table-row table:style-name="ro9">
          <table:table-cell table:style-name="ce47" office:value-type="string">
            <text:p>REG_GTN_CCP_120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79" table:formula="oooc:=SUMPRODUCT(([Bugs_v1_6_1.B$7:Bugs_v1_6_1.B$970]=[.$A4])*([Bugs_v1_6_1.A$7:Bugs_v1_6_1.A$970]&lt;&gt;&quot;&quot;))" office:value-type="float" office:value="1">
            <text:p>1</text:p>
          </table:table-cell>
          <table:table-cell table:style-name="ce182" office:value-type="string">
            <text:p>1.6.1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122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79" table:formula="oooc:=SUMPRODUCT(([Bugs_v1_6_1.B$7:Bugs_v1_6_1.B$970]=[.$A5])*([Bugs_v1_6_1.A$7:Bugs_v1_6_1.A$970]&lt;&gt;&quot;&quot;))" office:value-type="float" office:value="1">
            <text:p>1</text:p>
          </table:table-cell>
          <table:table-cell table:number-columns-repeated="250"/>
        </table:table-row>
        <table:table-row table:style-name="ro15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6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_6_5.B$7:Bugs_v1_6_5.B$970]=[.$A6])*([Bugs_v1_6_5.A$7:Bugs_v1_6_5.A$970]&lt;&gt;&quot;&quot;))" office:value-type="float" office:value="0">
            <text:p>0</text:p>
          </table:table-cell>
          <table:table-cell table:style-name="ce182" office:value-type="string">
            <text:p>1.6.5</text:p>
          </table:table-cell>
          <table:table-cell table:style-name="ce48" table:number-columns-repeated="244"/>
          <table:table-cell table:style-name="ce183" table:number-columns-repeated="5"/>
        </table:table-row>
        <table:table-row table:style-name="ro15">
          <table:table-cell table:style-name="ce47" office:value-type="string">
            <text:p>REG_GTN_CCP_314</text:p>
          </table:table-cell>
          <table:table-cell table:number-columns-repeated="2" table:style-name="ce172" office:value-type="string">
            <text:p>Portal</text:p>
          </table:table-cell>
          <table:table-cell table:style-name="ce154" office:value-type="string">
            <text:p>Several JS problems with IE 7 </text:p>
          </table:table-cell>
          <table:table-cell table:style-name="ce154" office:value-type="string">
            <text:p>WCM-2713</text:p>
            <text:p>PORTAL-3766</text:p>
          </table:table-cell>
          <table:table-cell table:style-name="ce179" table:formula="oooc:=SUMPRODUCT(([Bugs_v1_6_1.B$7:Bugs_v1_6_1.B$970]=[.$A7])*([Bugs_v1_6_1.A$7:Bugs_v1_6_1.A$970]&lt;&gt;&quot;&quot;))" office:value-type="float" office:value="0">
            <text:p>0</text:p>
          </table:table-cell>
          <table:table-cell table:style-name="ce182"/>
          <table:table-cell table:style-name="ce48" table:number-columns-repeated="244"/>
          <table:table-cell table:style-name="ce183" table:number-columns-repeated="5"/>
        </table:table-row>
        <table:table-row table:style-name="ro15">
          <table:table-cell table:style-name="ce47" office:value-type="string">
            <text:p>REG_GTN_CCP_366</text:p>
          </table:table-cell>
          <table:table-cell table:number-columns-repeated="2" table:style-name="ce172" office:value-type="string">
            <text:p>Portal</text:p>
          </table:table-cell>
          <table:table-cell table:style-name="ce154" office:value-type="string">
            <text:p>Title of button close window in popup not available in french</text:p>
          </table:table-cell>
          <table:table-cell table:style-name="ce154" office:value-type="string">
            <text:p>PORTAL-3773</text:p>
          </table:table-cell>
          <table:table-cell table:style-name="ce179" table:formula="oooc:=SUMPRODUCT(([Bugs_v1_6_1.B$7:Bugs_v1_6_1.B$970]=[.$A8])*([Bugs_v1_6_1.A$7:Bugs_v1_6_1.A$970]&lt;&gt;&quot;&quot;))" office:value-type="float" office:value="0">
            <text:p>0</text:p>
          </table:table-cell>
          <table:table-cell table:number-columns-repeated="250"/>
        </table:table-row>
        <table:table-row table:style-name="ro26">
          <table:table-cell table:style-name="ce47" office:value-type="string">
            <text:p>REG_GTN_CCP_394</text:p>
          </table:table-cell>
          <table:table-cell table:number-columns-repeated="2" table:style-name="ce172" office:value-type="string">
            <text:p>Portal</text:p>
          </table:table-cell>
          <table:table-cell table:style-name="ce172" office:value-type="string">
            <text:p><text:span text:style-name="T7">Secours </text:span><text:span text:style-name="T7">Catholique : </text:span><text:span text:style-name="T7">Portal tickets </text:span><text:span text:style-name="T7">backport</text:span></text:p>
            <text:p><text:span text:style-name="T8">- Mandatory </text:span><text:span text:style-name="T8">textarea (*) </text:span><text:span text:style-name="T8">should be on </text:span><text:span text:style-name="T8">the right , not in </text:span><text:span text:style-name="T8">the bottom</text:span></text:p>
            <text:p><text:span text:style-name="T9">- Checkoi inh </text:span><text:span text:style-name="T9">if the max </text:span><text:span text:style-name="T9">length of </text:span><text:span text:style-name="T9">Group label is </text:span><text:span text:style-name="T9">up to 50 </text:span><text:span text:style-name="T9">characters</text:span></text:p>
            <text:p><text:span text:style-name="T9">- Check the </text:span><text:span text:style-name="T9">translation of </text:span><text:span text:style-name="T9">label in </text:span><text:span text:style-name="T9">message </text:span><text:span text:style-name="T9">popup</text:span></text:p>
          </table:table-cell>
          <table:table-cell table:style-name="ce154" office:value-type="string">
            <text:p>PORTAL-3739</text:p>
            <text:p><text:span text:style-name="T10">PORTAL-</text:span><text:span text:style-name="T11">374</text:span><text:span text:style-name="T11">0</text:span></text:p>
            <text:p><text:span text:style-name="T11">Portal-3658</text:span></text:p>
          </table:table-cell>
          <table:table-cell table:style-name="ce179" table:formula="oooc:=SUMPRODUCT(([Bugs_v1_6_1.B$7:Bugs_v1_6_1.B$970]=[.$A9])*([Bugs_v1_6_1.A$7:Bugs_v1_6_1.A$970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6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79" table:formula="oooc:=SUMPRODUCT(([Bugs_v1_6_6.B$7:Bugs_v1_6_6.B$970]=[.$A10])*([Bugs_v1_6_6.A$7:Bugs_v1_6_6.A$970]&lt;&gt;&quot;&quot;))" office:value-type="float" office:value="1">
            <text:p>1</text:p>
          </table:table-cell>
          <table:table-cell table:style-name="ce182" office:value-type="string">
            <text:p>1.6.6</text:p>
          </table:table-cell>
          <table:table-cell table:number-columns-repeated="249"/>
        </table:table-row>
        <table:table-row table:style-name="ro1">
          <table:table-cell table:style-name="ce47" office:value-type="string">
            <text:p>REG_GTN_CCP_391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79" table:formula="oooc:=SUMPRODUCT(([Bugs_v1_6_6.B$7:Bugs_v1_6_6.B$970]=[.$A11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7" office:value-type="string">
            <text:p>REG_GTN_CCP_395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79" table:formula="oooc:=SUMPRODUCT(([Bugs_v1_6_6.B$7:Bugs_v1_6_6.B$970]=[.$A12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461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79" table:formula="oooc:=SUMPRODUCT(([Bugs_v1_6_6.B$7:Bugs_v1_6_6.B$970]=[.$A13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PRL_001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79" table:formula="oooc:=SUMPRODUCT(([Bugs_v1_6_6.B$7:Bugs_v1_6_6.B$970]=[.$A14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379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79" table:formula="oooc:=SUMPRODUCT(([Bugs_v1_6_6.B$7:Bugs_v1_6_6.B$970]=[.$A15])*([Bugs_v1_6_6.A$7:Bugs_v1_6_6.A$970]&lt;&gt;&quot;&quot;))" office:value-type="float" office:value="2">
            <text:p>2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28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79" table:formula="oooc:=SUMPRODUCT(([Bugs_v1_6_6.B$7:Bugs_v1_6_6.B$970]=[.$A16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4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79" table:formula="oooc:=SUMPRODUCT(([Bugs_v1_6_6.B$7:Bugs_v1_6_6.B$970]=[.$A17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6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79" table:formula="oooc:=SUMPRODUCT(([Bugs_v1_6_6.B$7:Bugs_v1_6_6.B$970]=[.$A18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2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79" table:formula="oooc:=SUMPRODUCT(([Bugs_v1_6_6.B$7:Bugs_v1_6_6.B$970]=[.$A19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PRL_003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79" table:formula="oooc:=SUMPRODUCT(([Bugs_v1_6_6.B$7:Bugs_v1_6_6.B$970]=[.$A20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7" office:value-type="string">
            <text:p>Portal-2983</text:p>
          </table:table-cell>
          <table:table-cell table:style-name="ce181" table:formula="oooc:=SUMPRODUCT(([Bugs_v1_6_7.B$7:Bugs_v1_6_7.B$970]=[.$A21])*([Bugs_v1_6_7.A$7:Bugs_v1_6_7.A$970]&lt;&gt;&quot;&quot;))" office:value-type="float" office:value="1">
            <text:p>1</text:p>
          </table:table-cell>
          <table:table-cell table:style-name="ce177" office:value-type="string">
            <text:p>1.6.7</text:p>
          </table:table-cell>
          <table:table-cell table:number-columns-repeated="249"/>
        </table:table-row>
        <table:table-row table:style-name="ro18">
          <table:table-cell table:style-name="ce50" office:value-type="string">
            <text:p>REG_GTN_PRL_005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_6_7.B$7:Bugs_v1_6_7.B$970]=[.$A22])*([Bugs_v1_6_7.A$7:Bugs_v1_6_7.A$970]&lt;&gt;&quot;&quot;))" office:value-type="float" office:value="4">
            <text:p>4</text:p>
          </table:table-cell>
          <table:table-cell table:style-name="ce182"/>
          <table:table-cell table:number-columns-repeated="249"/>
        </table:table-row>
        <table:table-row table:style-name="ro9">
          <table:table-cell table:style-name="ce50" office:value-type="string">
            <text:p>REG_GTN_CCP_499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_6_7.B$7:Bugs_v1_6_7.B$970]=[.$A23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50" office:value-type="string">
            <text:p>REG_GTN_PRL_006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_6_7.B$7:Bugs_v1_6_7.B$970]=[.$A24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9">
          <table:table-cell table:style-name="ce50" office:value-type="string">
            <text:p>REG_GTN_PRL_007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_6_7.B$7:Bugs_v1_6_7.B$970]=[.$A25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50" office:value-type="string">
            <text:p>REG_GTN_CCP_584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_6_7.B$7:Bugs_v1_6_7.B$970]=[.$A26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170" office:value-type="string" table:number-columns-spanned="5" table:number-rows-spanned="1">
            <text:p>Total</text:p>
          </table:table-cell>
          <table:covered-table-cell table:number-columns-repeated="3" table:style-name="ce173"/>
          <table:covered-table-cell table:style-name="ce172"/>
          <table:table-cell table:style-name="ce170" table:formula="oooc:=SUM([.F4:.F26])" office:value-type="float" office:value="23">
            <text:p>23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01:21</dc:date>
    <meta:print-date>2008-06-17T00:45:47</meta:print-date>
    <meta:editing-cycles>860</meta:editing-cycles>
    <meta:editing-duration>P14DT16H8M8S</meta:editing-duration>
    <meta:user-defined meta:name="Info 1"/>
    <meta:user-defined meta:name="Info 2"/>
    <meta:user-defined meta:name="Info 3"/>
    <meta:user-defined meta:name="Info 4"/>
    <meta:document-statistic meta:table-count="7" meta:cell-count="1293" meta:object-count="1"/>
  </office:meta>
</office:document-meta>
</file>